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paragraph-properties fo:margin-left="0in" fo:margin-right="0in" fo:text-align="justify" style:justify-single-word="false" fo:orphans="2" fo:widows="2" fo:text-indent="0in" style:auto-text-indent="false"/>
    </style:style>
    <style:style style:name="P3" style:family="paragraph" style:parent-style-name="Standard">
      <style:paragraph-properties fo:margin-left="0in" fo:margin-right="0in" fo:text-align="justify" style:justify-single-word="false" fo:orphans="2" fo:widows="2" fo:text-indent="0in" style:auto-text-indent="false"/>
      <style:text-properties fo:font-weight="normal" style:font-weight-asian="normal" style:font-weight-complex="normal"/>
    </style:style>
    <style:style style:name="T1" style:family="text">
      <style:text-properties style:text-position="super 58%"/>
    </style:style>
    <style:style style:name="T2" style:family="text">
      <style:text-properties fo:font-variant="normal" fo:text-transform="none" fo:color="#000000" style:font-name="Times New Roman" fo:letter-spacing="normal" fo:font-style="normal"/>
    </style:style>
    <style:style style:name="T3" style:family="text">
      <style:text-properties fo:font-variant="normal" fo:text-transform="none" fo:color="#000000" style:font-name="Times New Roman" fo:letter-spacing="normal" fo:font-style="normal" fo:font-weight="normal"/>
    </style:style>
    <style:style style:name="T4" style:family="text">
      <style:text-properties fo:font-variant="normal" fo:text-transform="none" fo:color="#000000" style:font-name="Times New Roman" fo:letter-spacing="normal" fo:font-style="normal" fo:font-weight="normal" style:font-weight-asian="normal" style:font-weight-complex="normal"/>
    </style:style>
    <style:style style:name="T5" style:family="text">
      <style:text-properties fo:font-variant="normal" fo:text-transform="none" fo:color="#000000" style:font-name="Times New Roman" fo:letter-spacing="normal" fo:font-style="normal" fo:font-weight="bold" style:font-weight-asian="bold" style:font-weight-complex="bold"/>
    </style:style>
    <style:style style:name="T6" style:family="text">
      <style:text-properties fo:font-variant="normal" fo:text-transform="none" fo:color="#0000ff" style:text-line-through-style="none" style:font-name="Times New Roman" fo:letter-spacing="normal" fo:font-style="normal" style:text-underline-style="none" style:text-blinking="false"/>
    </style:style>
    <style:style style:name="T7" style:family="text">
      <style:text-properties fo:font-variant="normal" fo:text-transform="none" fo:color="#0000ff" style:text-line-through-style="none" style:font-name="Times New Roman" fo:letter-spacing="normal" fo:font-style="normal" style:text-underline-style="none" fo:font-weight="normal" style:text-blinking="false"/>
    </style:style>
    <style:style style:name="T8" style:family="text">
      <style:text-properties fo:font-variant="normal" fo:text-transform="none" fo:color="#0000ff" style:text-line-through-style="none" style:font-name="Times New Roman" fo:letter-spacing="normal" fo:font-style="normal" style:text-underline-style="none" fo:font-weight="normal" style:text-blinking="false" style:font-weight-asian="normal" style:font-weight-complex="normal"/>
    </style:style>
    <style:style style:name="T9" style:family="text">
      <style:text-properties fo:font-variant="normal" fo:text-transform="none" fo:color="#0000ff" style:text-line-through-style="none" style:font-name="Times New Roman" fo:letter-spacing="normal" fo:font-style="normal" style:text-underline-style="none" fo:font-weight="bold" style:text-blinking="false"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So far, some theoretical inves-</text:p>
      <text:p text:style-name="P1">tigations have been performed on the electrical transport proper-</text:p>
      <text:p text:style-name="P1">ties of PbTe and derived materials [11–13]</text:p>
      <text:p text:style-name="Standard"/>
      <text:p text:style-name="Standard">There seems to be quite a few works, especially on quantum confinement:</text:p>
      <text:p text:style-name="Standard"/>
      <text:p text:style-name="Standard">PHYSICAL REVIEW B 70, 115334 (2004)</text:p>
      <text:p text:style-name="Standard">PHYSICAL REVIEW B 82, 115209 ͑2010͒</text:p>
      <text:p text:style-name="Standard">PHYSICAL REVIEW B 82, 195102 ͑2010͒</text:p>
      <text:p text:style-name="Standard">PHYSICAL REVIEW B 76, 155127 ͑2007͒</text:p>
      <text:p text:style-name="Standard"/>
      <text:p text:style-name="Standard">The electron relaxation times scale with the vacancy/impurity levels. Phonon relaxation time scale with the inverse 4<text:span text:style-name="T1">th</text:span> power of frequency (energy) for defects, while the electron relaxation times scale with the Do your results have any implications for these studies, particularly with respect to the vacancy studies you performed?</text:p>
      <text:p text:style-name="Standard"/>
      <text:p text:style-name="P1">The spectral energy</text:p>
      <text:p text:style-name="P1">density (SED) analysis is carried out to obtain the spectral re-</text:p>
      <text:p text:style-name="P1">laxation time, mean free path and the contribution of individual</text:p>
      <text:p text:style-name="P1">phonon branches to the thermal conductivity in PbTe bulk.</text:p>
      <text:p text:style-name="Standard"/>
      <text:p text:style-name="Standard">Since the SED method does not have a validation, you should mention this when the technique is introduced. <text:s/>For example, Eq. (2) and (4) do not agree in the following:</text:p>
      <text:p text:style-name="Standard"/>
      <text:p text:style-name="Standard">PHYSICAL REVIEW B 84, 165418 (2011)</text:p>
      <text:p text:style-name="Standard"/>
      <text:p text:style-name="Standard">Where Eq. (2) here is your Eq. (7). <text:s/>Therefore, you should mention that Eq. (7) has not been validated.</text:p>
      <text:p text:style-name="Standard"/>
      <text:p text:style-name="P1">So far only two interatomic potentials</text:p>
      <text:p text:style-name="P1">have been developed for PbTe [8, 14] and here we employ the</text:p>
      <text:p text:style-name="P1">two-body interatomic potentials for PbTe which can reasonably</text:p>
      <text:p text:style-name="P1">reproduce the mechanical and phonon properties of PbTe bulk</text:p>
      <text:p text:style-name="P1">crystal [14].</text:p>
      <text:p text:style-name="Standard"/>
      <text:p text:style-name="Standard">I think this statement is ok given that the conductivities agree reasonably well with experimental results, but a similar comment may be needed here about the validation of the SED method.</text:p>
      <text:p text:style-name="Standard"/>
      <text:p text:style-name="P1">The electrostatic interactions in the sys-</text:p>
      <text:p text:style-name="P1">tem is accounted for by employing the Wolf method, which is</text:p>
      <text:p text:style-name="P1">shown to reproduce the full Ewald summation with an appropri-</text:p>
      <text:p text:style-name="P1">ate choice of parameter α [19].</text:p>
      <text:p text:style-name="Standard"/>
      <text:p text:style-name="Standard">Could you provide the value of this parameter that you used? <text:s/>It is quite useful when reproducing published results.</text:p>
      <text:p text:style-name="Standard"/>
      <text:p text:style-name="P1">The corre-</text:p>
      <text:p text:style-name="P1">sponding MD domains are constructed by removing a designated</text:p>
      <text:p text:style-name="P1">amount of target atoms (either adjacent to each other or random-</text:p>
      <text:p text:style-name="P1">ly distributed) from the domain of pristine PbTe bulk with 512</text:p>
      <text:p text:style-name="P1">atoms.</text:p>
      <text:p text:style-name="Standard"/>
      <text:p text:style-name="Standard"><text:soft-page-break/>Have you tested size convergence of your measurements on your defected systems? <text:s/></text:p>
      <text:p text:style-name="Standard"/>
      <text:p text:style-name="P1">Besides their effects on thermal transport, vacancies might</text:p>
      <text:p text:style-name="P1">have positive effects on electronic transport properties, for in-</text:p>
      <text:p text:style-name="P1">stance, by creating potential barriers to enhance Seebeck coef-</text:p>
      <text:p text:style-name="P1">ficient [27]. However, due to the fact that too large defect con-</text:p>
      <text:p text:style-name="P1">centration may significantly deteriorate the transport of electron-</text:p>
      <text:p text:style-name="P1">ic carriers, an optimum concentration of vacancies for thermo-</text:p>
      <text:p text:style-name="P1">electrics may exist and should be verified in future work.</text:p>
      <text:p text:style-name="Standard"/>
      <text:p text:style-name="Standard">Ah, this answer my previous question. <text:s/>This seems like an interesting effect, do your predictions give any insight?</text:p>
      <text:p text:style-name="Standard"/>
      <text:p text:style-name="P1">As suggested by Henry and Chen [30], we reori-</text:p>
      <text:p text:style-name="P1">ented the simulation cells to align the direction of interest with</text:p>
      <text:p text:style-name="P1">the longest edge of a rectangular domain. In doing this, domains</text:p>
      <text:p text:style-name="P1">composed of 16 × 4 × 4, 16 × 6 × 4, and 8 × 6 × 3 cells are con-</text:p>
      <text:p text:style-name="P1">structed for [100],[110],[111] directions, allowing 17, 17, and 13</text:p>
      <text:p text:style-name="P1">k points between Γ and BZ boundary. Again, the cells used for</text:p>
      <text:p text:style-name="P1">each domain are different according to the reorientation.</text:p>
      <text:p text:style-name="Standard"/>
      <text:p text:style-name="P3"><text:span text:style-name="T2">Has a validation of the technique been performed? <text:s/>Presumbaly this allows one to achieve higher resolution of the Brioullin zone along the longer dimension direction. <text:s/>Inconsistent prediction have been observed for this technique, see: </text:span></text:p>
      <text:p text:style-name="P3"><text:span text:style-name="T2"/></text:p>
      <text:p text:style-name="P2"><text:span text:style-name="T4">A. J. H. McGaughey and J. Li, "Molecular dynamics prediction of the thermal resistance of solid-solid interfaces in superlattices," </text:span><text:a xlink:type="simple" xlink:href="http://ntpl.me.cmu.edu/pubs/IMECE2006-13590.pdf"><text:span text:style-name="T8">ASME paper IMECE2006-13590</text:span></text:a><text:span text:style-name="T4">, presented at 2006 ASME IMECE, November 2006, Chicago, IL.</text:span></text:p>
      <text:p text:style-name="P3"><text:span text:style-name="T2"/></text:p>
      <text:p text:style-name="P3"><text:span text:style-name="T2"/></text:p>
      <text:p text:style-name="P3"><text:span text:style-name="T2">I believe the manuscript is well written and makes a good contribu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meta:initial-creator>
    <meta:creation-date>2012-02-12T20:56:46</meta:creation-date>
    <meta:generator>LibreOffice/3.4$Unix LibreOffice_project/340m1$Build-402</meta:generator>
    <dc:date>2012-02-13T01:03:31</dc:date>
    <dc:creator>Jason </dc:creator>
    <meta:editing-duration>PT4H6M46S</meta:editing-duration>
    <meta:editing-cycles>39</meta:editing-cycles>
    <meta:document-statistic meta:table-count="0" meta:image-count="0" meta:object-count="0" meta:page-count="2" meta:paragraph-count="51" meta:word-count="604" meta:character-count="3742" meta:non-whitespace-character-count="3146"/>
  </office:meta>
</office:document-meta>
</file>